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fo:font-weight="bold" style:font-weight-asian="bold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fo:font-weight="bold" style:font-weight-asian="bold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fo:font-weight="bold" style:font-weight-asian="bold"/>
    </style:style>
    <style:style style:name="P17" style:parent-style-name="Standard" style:family="paragraph">
      <style:paragraph-properties fo:text-align="justify"/>
    </style:style>
    <style:style style:name="T18" style:parent-style-name="Fonteparág.padrão" style:family="text">
      <style:text-properties fo:font-weight="bold" style:font-weight-asian="bold"/>
    </style:style>
    <style:style style:name="P19" style:parent-style-name="Standard" style:family="paragraph">
      <style:paragraph-properties fo:text-align="justify"/>
    </style:style>
    <style:style style:name="T20" style:parent-style-name="Fonteparág.padrão" style:family="text">
      <style:text-properties fo:font-weight="bold" style:font-weight-asian="bold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T26" style:parent-style-name="Fonteparág.padrão" style:family="text">
      <style:text-properties fo:font-weight="bold" style:font-weight-asian="bold"/>
    </style:style>
    <style:style style:name="P27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/>
      <text:p text:style-name="P7">Requisição de Equipamento</text:p>
      <text:p text:style-name="P8"/>
      <text:p text:style-name="P9"/>
      <text:p text:style-name="P10"/>
      <text:p text:style-name="P11"><text:span text:style-name="T12">Equipamento:</text:span><text:s/></text:p>
      <text:p text:style-name="P13"><text:span text:style-name="T14">Onde adquirir:</text:span><text:s/></text:p>
      <text:p text:style-name="P15"><text:span text:style-name="T16">Custo Financeiro:</text:span><text:s/></text:p>
      <text:p text:style-name="P17"><text:span text:style-name="T18">Requerente</text:span>:<text:s/></text:p>
      <text:p text:style-name="P19"><text:span text:style-name="T20">Contato:</text:span><text:s/></text:p>
      <text:p text:style-name="P21"><text:s/></text:p>
      <text:p text:style-name="P22"><text:s/></text:p>
      <text:p text:style-name="P23"><text:s/></text:p>
      <text:p text:style-name="P24"/>
      <text:p text:style-name="P25"><text:span text:style-name="T26">Justificativa:</text:span><text:s/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style:punctuation-wrap="simple" style:text-autospace="none"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RTF_Num2" style:display-name="RTF_Num 2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50%"/>
    </style:style>
    <style:style style:name="T3" style:parent-style-name="Fonteparág.padrão" style:family="text">
      <style:text-properties style:font-name="Arial" fo:font-size="11pt" style:font-size-asian="11pt"/>
    </style:style>
    <style:style style:name="T4" style:parent-style-name="Fonteparág.padrão" style:family="text">
      <style:text-properties style:font-name="Arial" fo:font-size="11pt" style:font-size-asian="11pt"/>
    </style:style>
    <style:style style:name="P5" style:parent-style-name="Textbody" style:family="paragraph">
      <style:text-properties style:font-name="Arial" fo:font-size="11pt" style:font-size-asian="11pt"/>
    </style:style>
    <style:style style:name="P6" style:parent-style-name="Textbody" style:family="paragraph">
      <style:paragraph-properties fo:text-align="justify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figura1" text:anchor-type="paragraph" svg:x="5.74375in" svg:y="0.02083in" svg:width="0.98958in" svg:height="0.6875in" style:rel-width="scale" style:rel-height="scale"><draw:image xlink:href="media/image1.png" xlink:type="simple" xlink:show="embed" xlink:actuate="onLoad"/><svg:desc/></draw:frame></text:span><text:span text:style-name="T4">Fábrica de Software – Instituto de Informática – Universidade Federal de Goiás</text:span></text:p>
        <text:p text:style-name="P5">Sistema de Gestão Bibliográfica</text:p>
        <text:p text:style-name="P6">SGB_GCA_Requisição de<text:s/>Equipamento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iogo</meta:initial-creator>
    <dc:creator>Diogo</dc:creator>
    <meta:creation-date>2012-11-08T15:33:00Z</meta:creation-date>
    <dc:date>2012-11-08T15:33:00Z</dc:date>
    <meta:print-date>2012-11-08T15:32:00Z</meta:print-date>
    <meta:template xlink:href="Normal.dotm" xlink:type="simple"/>
    <meta:editing-cycles>2</meta:editing-cycles>
    <meta:editing-duration>PT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" meta:paragraph-count="1" meta:word-count="19" meta:character-count="126" meta:row-count="1" meta:non-whitespace-character-count="108"/>
  </office:meta>
</office:document-meta>
</file>